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Standard">
      <style:paragraph-properties fo:text-align="justify" style:justify-single-word="false"/>
      <style:text-properties officeooo:paragraph-rsid="000c4d51"/>
    </style:style>
    <style:style style:name="P3" style:family="paragraph" style:parent-style-name="Table_20_Contents">
      <style:paragraph-properties fo:text-align="start" style:justify-single-word="false"/>
      <style:text-properties officeooo:rsid="0020c7a7" officeooo:paragraph-rsid="000d582b"/>
    </style:style>
    <style:style style:name="P4" style:family="paragraph" style:parent-style-name="Text_20_body">
      <style:paragraph-properties fo:text-align="center" style:justify-single-word="false"/>
      <style:text-properties fo:font-style="normal" fo:font-weight="normal" officeooo:rsid="003455e1" officeooo:paragraph-rsid="0011c31d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rsid="00113469" officeooo:paragraph-rsid="00113469"/>
    </style:style>
    <style:style style:name="P6" style:family="paragraph" style:parent-style-name="Table_20_Contents" style:list-style-name="L1">
      <style:paragraph-properties fo:text-align="start" style:justify-single-word="false"/>
      <style:text-properties officeooo:rsid="00113469" officeooo:paragraph-rsid="00113469"/>
    </style:style>
    <style:style style:name="P7" style:family="paragraph" style:parent-style-name="Table_20_Contents" style:list-style-name="L1">
      <style:paragraph-properties fo:text-align="start" style:justify-single-word="false"/>
      <style:text-properties officeooo:rsid="000c4d51" officeooo:paragraph-rsid="000d582b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rsid="000f11cf" officeooo:paragraph-rsid="000f11cf"/>
    </style:style>
    <style:style style:name="P9" style:family="paragraph" style:parent-style-name="Table_20_Contents" style:list-style-name="L1">
      <style:paragraph-properties fo:text-align="start" style:justify-single-word="false"/>
      <style:text-properties officeooo:rsid="000d582b" officeooo:paragraph-rsid="000d582b"/>
    </style:style>
    <style:style style:name="P10" style:family="paragraph" style:parent-style-name="Table_20_Contents" style:list-style-name="L1">
      <style:paragraph-properties fo:text-align="start" style:justify-single-word="false"/>
      <style:text-properties officeooo:paragraph-rsid="00113469"/>
    </style:style>
    <style:style style:name="T1" style:family="text">
      <style:text-properties officeooo:rsid="000d582b"/>
    </style:style>
    <style:style style:name="T2" style:family="text">
      <style:text-properties officeooo:rsid="000f11cf"/>
    </style:style>
    <style:style style:name="T3" style:family="text">
      <style:text-properties officeooo:rsid="00113469"/>
    </style:style>
    <style:style style:name="T4" style:family="text">
      <style:text-properties officeooo:rsid="0011c31d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Variazione Permanente Servizi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3"><text:span text:style-name="T3">Anna:</text:span><text:span text:style-name="T2">Genitore</text:span></text:p>
            <text:p text:style-name="P5">Luca: Diret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1573546" text:style-name="L1">
              <text:list-item>
                <text:p text:style-name="P6">Anna, madre di Giovanni, vuole modificare permanentemente la fascia utenza oraria di suo figlio, passando dalla fascia Full time a quella Part-time mattutina con pranzo compreso.</text:p>
              </text:list-item>
              <text:list-item>
                <text:p text:style-name="P7"><text:span text:style-name="T3">Anna</text:span> acce<text:span text:style-name="T3">d</text:span>e al PC e si connette alla rete.</text:p>
              </text:list-item>
              <text:list-item>
                <text:p text:style-name="P7"><text:span text:style-name="T3">Anna</text:span><text:span text:style-name="T2"> a</text:span>c<text:span text:style-name="T1">c</text:span>ede al sito dell'asilo Mazzetti.</text:p>
              </text:list-item>
              <text:list-item>
                <text:p text:style-name="P7"><text:span text:style-name="T3">Anna</text:span><text:span text:style-name="T2"> </text:span><text:span text:style-name="T2">accede all'area per le modifiche dell'orario</text:span>;</text:p>
                <text:list>
                  <text:list-item>
                    <text:p text:style-name="P8">Il sistema visualizza <text:span text:style-name="T3">le fasce orarie predefinite e un campo per settare gli orari personalizzati.</text:span></text:p>
                  </text:list-item>
                </text:list>
              </text:list-item>
              <text:list-item>
                <text:p text:style-name="P9"><text:span text:style-name="T3">Anna</text:span><text:span text:style-name="T2"> setta le nuove </text:span><text:span text:style-name="T3">impostazioni di orario</text:span><text:span text:style-name="T2"> </text:span><text:span text:style-name="T3">permanenti per l'intero anno scolastico </text:span><text:span text:style-name="T2">e conferma </text:span><text:span text:style-name="T3">il </text:span><text:span text:style-name="T2">servizio mensa.</text:span></text:p>
                <text:list>
                  <text:list-item>
                    <text:p text:style-name="P6">Il sistema visualizza un avviso di richiesta inviata.</text:p>
                  </text:list-item>
                </text:list>
              </text:list-item>
              <text:list-item>
                <text:p text:style-name="P6">Anna esce dal sito.</text:p>
              </text:list-item>
              <text:list-item>
                <text:p text:style-name="P6">Luca, direttore dell'asilo, accede al sito dell'asilo Mazzetti.</text:p>
                <text:list>
                  <text:list-item>
                    <text:p text:style-name="P6">Il sistema mostra una nuova notifica nell'area comunicazioni.</text:p>
                  </text:list-item>
                </text:list>
              </text:list-item>
              <text:list-item>
                <text:p text:style-name="P6">Luca visualizza la notifica e prende visione della richiesta di variazione permanente orario</text:p>
              </text:list-item>
              <text:list-item>
                <text:p text:style-name="P6">Luca verifica i dati del bambino ed approva la modifica permanente.</text:p>
                <text:list>
                  <text:list-item>
                    <text:p text:style-name="P10"><text:span text:style-name="T2">Il sistema verifica </text:span><text:span text:style-name="T3">i dati </text:span><text:span text:style-name="T2">e </text:span><text:span text:style-name="T3">memorizza</text:span><text:span text:style-name="T2"> le nuove impostazioni</text:span><text:span text:style-name="T1">, </text:span><text:span text:style-name="T3">modificando l'orario del bambino automaticamente.</text:span></text:p>
                  </text:list-item>
                </text:list>
              </text:list-item>
              <text:list-item>
                <text:p text:style-name="P9"><text:s/><text:span text:style-name="T3">Luca si disconnette dal sito.</text:span></text:p>
              </text:list-item>
            </text:list>
          </table:table-cell>
        </table:table-row>
      </table:table>
      <text:p text:style-name="P4"><text:span text:style-name="T4">SC 14: Mamma Anna modifica permanentemente la fascia oraria di suo figl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02:03.82</meta:creation-date>
    <meta:editing-duration>P0D</meta:editing-duration>
    <meta:editing-cycles>6</meta:editing-cycles>
    <meta:generator>LibreOffice/3.6$Windows_x86 LibreOffice_project/da8c1e6-fd468f4-454e206-f42a4a9-143cfd</meta:generator>
    <dc:date>2012-10-25T11:45:24.43</dc:date>
    <meta:document-statistic meta:table-count="1" meta:image-count="0" meta:object-count="0" meta:page-count="1" meta:paragraph-count="21" meta:word-count="193" meta:character-count="1247" meta:non-whitespace-character-count="1087"/>
  </office:meta>
</office:document-meta>
</file>